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E39B9C61.png" manifest:media-type="image/png"/>
  <manifest:file-entry manifest:full-path="Pictures/100002010000032C00000264B7636AEB.png" manifest:media-type="image/png"/>
  <manifest:file-entry manifest:full-path="Pictures/100002010000032C00000264C4A9B3C8.png" manifest:media-type="image/png"/>
  <manifest:file-entry manifest:full-path="Pictures/100002010000032C00000264BBED1E4E.png" manifest:media-type="image/png"/>
  <manifest:file-entry manifest:full-path="Pictures/100002010000032C00000264B9ED7C1C.png" manifest:media-type="image/png"/>
  <manifest:file-entry manifest:full-path="Pictures/100002010000032C000002646949DC26.png" manifest:media-type="image/png"/>
  <manifest:file-entry manifest:full-path="Pictures/100002010000032C0000026492EDF9D8.png" manifest:media-type="image/png"/>
  <manifest:file-entry manifest:full-path="Pictures/100002010000032C00000264398CC7C1.png" manifest:media-type="image/png"/>
  <manifest:file-entry manifest:full-path="Pictures/100002010000032C00000264A6257F8E.png" manifest:media-type="image/png"/>
  <manifest:file-entry manifest:full-path="Pictures/100002010000032C00000264827B2783.png" manifest:media-type="image/png"/>
  <manifest:file-entry manifest:full-path="Pictures/100002010000032C0000026427E28F45.png" manifest:media-type="image/png"/>
  <manifest:file-entry manifest:full-path="Pictures/100002010000032C00000264E3489A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835in" svg:y="0.0626in" svg:width="2in" svg:height="2in" draw:z-index="0"><draw:image xlink:href="Pictures/100002010000032C00000264E3489A89.png" xlink:type="simple" xlink:show="embed" xlink:actuate="onLoad"/></draw:frame><draw:frame draw:style-name="fr2" draw:name="Image2" text:anchor-type="paragraph" svg:x="1.9516in" svg:y="0.0862in" svg:width="2in" svg:height="2in" draw:z-index="1"><draw:image xlink:href="Pictures/100002010000032C00000264A6257F8E.png" xlink:type="simple" xlink:show="embed" xlink:actuate="onLoad"/></draw:frame><draw:frame draw:style-name="fr1" draw:name="Image3" text:anchor-type="paragraph" svg:x="4.178in" svg:y="0.1091in" svg:width="2in" svg:height="2in" draw:z-index="2"><draw:image xlink:href="Pictures/100002010000032C000002646949DC26.png" xlink:type="simple" xlink:show="embed" xlink:actuate="onLoad"/></draw:frame><draw:frame draw:style-name="fr1" draw:name="Image4" text:anchor-type="paragraph" svg:x="-0.2008in" svg:y="2.1575in" svg:width="2in" svg:height="2in" draw:z-index="3"><draw:image xlink:href="Pictures/100002010000032C00000264398CC7C1.png" xlink:type="simple" xlink:show="embed" xlink:actuate="onLoad"/></draw:frame><draw:frame draw:style-name="fr1" draw:name="Image5" text:anchor-type="paragraph" svg:x="1.9752in" svg:y="2.1508in" svg:width="2in" svg:height="2in" draw:z-index="4"><draw:image xlink:href="Pictures/100002010000032C00000264B9ED7C1C.png" xlink:type="simple" xlink:show="embed" xlink:actuate="onLoad"/></draw:frame><draw:frame draw:style-name="fr1" draw:name="Image6" text:anchor-type="paragraph" svg:x="4.2in" svg:y="2.1453in" svg:width="2in" svg:height="2in" draw:z-index="5"><draw:image xlink:href="Pictures/100002010000032C0000026427E28F45.png" xlink:type="simple" xlink:show="embed" xlink:actuate="onLoad"/></draw:frame><draw:frame draw:style-name="fr1" draw:name="Image7" text:anchor-type="paragraph" svg:x="-0.2008in" svg:y="4.1571in" svg:width="2in" svg:height="2in" draw:z-index="6"><draw:image xlink:href="Pictures/100002010000032C00000264C4A9B3C8.png" xlink:type="simple" xlink:show="embed" xlink:actuate="onLoad"/></draw:frame><draw:frame draw:style-name="fr1" draw:name="Image8" text:anchor-type="paragraph" svg:x="1.9752in" svg:y="4.15in" svg:width="2in" svg:height="2in" draw:z-index="7"><draw:image xlink:href="Pictures/100002010000032C0000026492EDF9D8.png" xlink:type="simple" xlink:show="embed" xlink:actuate="onLoad"/></draw:frame><draw:frame draw:style-name="fr1" draw:name="Image9" text:anchor-type="paragraph" svg:x="4.2in" svg:y="4.1445in" svg:width="2in" svg:height="2in" draw:z-index="8"><draw:image xlink:href="Pictures/100002010000032C00000264B7636AEB.png" xlink:type="simple" xlink:show="embed" xlink:actuate="onLoad"/></draw:frame><draw:frame draw:style-name="fr1" draw:name="Image10" text:anchor-type="paragraph" svg:x="-0.1953in" svg:y="6.2575in" svg:width="2in" svg:height="2in" draw:z-index="9"><draw:image xlink:href="Pictures/100002010000032C00000264827B2783.png" xlink:type="simple" xlink:show="embed" xlink:actuate="onLoad"/></draw:frame><draw:frame draw:style-name="fr1" draw:name="Image11" text:anchor-type="paragraph" svg:x="2.011in" svg:y="6.2528in" svg:width="2in" svg:height="2in" draw:z-index="10"><draw:image xlink:href="Pictures/100002010000032C00000264BBED1E4E.png" xlink:type="simple" xlink:show="embed" xlink:actuate="onLoad"/></draw:frame><draw:frame draw:style-name="fr1" draw:name="Image12" text:anchor-type="paragraph" svg:x="4.2465in" svg:y="6.2354in" svg:width="2in" svg:height="2in" draw:z-index="11"><draw:image xlink:href="Pictures/100002010000032C00000264E39B9C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5:24:50.074669456</meta:creation-date>
    <meta:generator>LibreOffice/4.2.6.3$Linux_X86_64 LibreOffice_project/420m0$Build-3</meta:generator>
    <dc:date>2014-11-03T15:31:09.240963274</dc:date>
    <meta:editing-duration>PT2M20S</meta:editing-duration>
    <meta:editing-cycles>3</meta:editing-cycles>
    <meta:document-statistic meta:table-count="0" meta:image-count="12" meta:object-count="0" meta:page-count="1" meta:paragraph-count="0" meta:word-count="0" meta:character-count="0" meta:non-whitespace-character-count="0"/>
  </office:meta>
</office:document-meta>
</file>